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2312" officeooo:paragraph-rsid="000a2312"/>
    </style:style>
    <style:style style:name="P2" style:family="paragraph" style:parent-style-name="Standard">
      <style:paragraph-properties fo:text-align="justify" style:justify-single-word="false"/>
      <style:text-properties officeooo:rsid="000a2312" officeooo:paragraph-rsid="000a2312"/>
    </style:style>
    <style:style style:name="P3" style:family="paragraph" style:parent-style-name="Standard">
      <style:paragraph-properties fo:text-align="justify" style:justify-single-word="false"/>
      <style:text-properties officeooo:rsid="000a58b6" officeooo:paragraph-rsid="000a58b6"/>
    </style:style>
    <style:style style:name="P4" style:family="paragraph" style:parent-style-name="Standard">
      <style:text-properties fo:font-size="14pt" fo:font-weight="bold" officeooo:rsid="000a2312" officeooo:paragraph-rsid="000a2312"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mmary - Securing Images Using Colour Visual Cryptography and</text:p>
      <text:p text:style-name="P4">Wavelets</text:p>
      <text:p text:style-name="P1"/>
      <text:p text:style-name="P2">The field of encryption is becoming very important in the present era in which information security is of utmost concern. Security is an important issue in communication and storage</text:p>
      <text:p text:style-name="P2">of images, and encryption is one of the ways to ensure security. Image encryption has applications in internet communication, multimedia systems, medical imaging, telemedicine, military communication, etc.</text:p>
      <text:p text:style-name="P2"/>
      <text:p text:style-name="P3">VCS assumes the secret image consists of a black and white pixels and each pixel is handled separately. Each original pixel appears in n modified versions (called shares) as a combination of m black and white pixels. The pixels in each share are printed in a very close proximity to each other the individual contribution is averaged by the human visual system. The entire structure is defined by a nxm Boolean matrix S= [s ij ] where s ij =1 if jth sub-pixel in ith share /transparency is black. When all the shares are overlapped/stacked together in a way which properly aligns</text:p>
      <text:p text:style-name="P3">the subpixels we see a combined share whose black pixels are represented by the Boolean or of the rows i 1 ,i 2 , ....i n in S. The grey level of the combined share is given by the Hamming</text:p>
      <text:p text:style-name="P3">Weight H (V) of the or ed m-vector V. This grey level is interpreted by human visual system as black if H (V) as black if H (V) &gt;= d and as white if H (V) &lt; d- αm for some fixed threshold 1≤ d ≤ m and relative difference α &gt; 0.</text:p>
      <text:p text:style-name="P2"/>
      <text:p text:style-name="P2">Halftone is the reprographic technique that simulates continuous tone imagery through the use of dots, varying either in size, in shape or in spacing. "Halftone" can also be used to refer specifically to the image that is produced by this process. Where continuous tone imagery contains an infinite</text:p>
      <text:p text:style-name="P2">range of colours or greys, the halftone process reduces visual reproductions to a binary image that is printed with only one colour of ink. This binary reproduction relies on a basic</text:p>
      <text:p text:style-name="P2">optical illusion—that these tiny halftone dots are blended into smooth tones by the human eye. At a microscopic level, developed black-and-white photographic film also consists of</text:p>
      <text:p text:style-name="P2">only two colours, and not an infinite range of continuous tones. Digital Half toning is producing halftone image from a continuous tone image using halftone algorithms through computer.</text:p>
      <text:p text:style-name="P2"/>
      <text:p text:style-name="P3">The VCS model described is very useful in providing mutual authentication among a group of participants as a whole. The Areas where we can use this are securing the bank financial statements, Video Watermarking, Remote Voting etc. The proposed model secures only one secret image this can be extended to secure multiple secret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18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12:02:44.513083580</meta:creation-date>
    <dc:date>2015-10-23T12:09:02.016347638</dc:date>
    <meta:editing-duration>PT2M39S</meta:editing-duration>
    <meta:editing-cycles>2</meta:editing-cycles>
    <meta:generator>LibreOffice/4.2.7.2$Linux_X86_64 LibreOffice_project/420m0$Build-2</meta:generator>
    <meta:document-statistic meta:table-count="0" meta:image-count="0" meta:object-count="0" meta:page-count="1" meta:paragraph-count="12" meta:word-count="449" meta:character-count="2670" meta:non-whitespace-character-count="2192"/>
  </office:meta>
</office:document-meta>
</file>